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35cm" svg:stroke-color="#32549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7.12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2.26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marker-start="Arrow" draw:marker-end="Arrow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cm" svg:stroke-color="#ff0000" draw:marker-start-width="0.308cm" draw:marker-end="msArrowEnd_20_5" draw:marker-end-width="0.318cm" draw:marker-end-center="false" draw:stroke-linejoin="miter" draw:fill="none" draw:textarea-vertical-align="top" draw:auto-grow-height="false" fo:min-height="0cm" fo:min-width="0cm" fo:padding-top="0.141cm" fo:padding-bottom="0.141cm" fo:padding-left="0.266cm" fo:padding-right="0.266cm" fo:wrap-option="wrap"/>
    </style:style>
    <style:style style:name="gr9" style:family="graphic" style:parent-style-name="standard">
      <style:graphic-properties draw:stroke="solid" svg:stroke-width="0.05cm" svg:stroke-color="#ff0000" draw:marker-start-width="0.298cm" draw:marker-end="msArrowEnd_20_5" draw:marker-end-width="0.308cm" draw:marker-end-center="false" draw:stroke-linejoin="miter" draw:fill="none" draw:textarea-vertical-align="top" draw:auto-grow-height="false" fo:min-height="0cm" fo:min-width="0cm" fo:padding-top="0.141cm" fo:padding-bottom="0.141cm" fo:padding-left="0.266cm" fo:padding-right="0.266cm" fo:wrap-option="wrap"/>
    </style:style>
    <style:style style:name="gr10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.035cm" svg:stroke-color="#325490" draw:stroke-linejoin="miter" draw:fill="solid" draw:fill-color="#ff0000" draw:textarea-vertical-align="middle" draw:auto-grow-height="false" draw:fit-to-size="false" style:shrink-to-fit="false" fo:min-height="1.322cm" fo:min-width="0.996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pr1" style:family="presentation" style:parent-style-name="Título_20_y_20_objetos-title" style:list-style-name="L1">
      <style:graphic-properties draw:stroke="none" svg:stroke-width="0cm" svg:stroke-color="#ff0000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ítulo_20_y_20_objetos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" draw:style-name="dp1" draw:master-page-name="Título_20_y_20_objetos" presentation:presentation-page-layout-name="AL1T11">
        <draw:frame draw:name="Títu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<text:s/></text:span></text:p>
          </draw:text-box>
        </draw:frame>
        <draw:frame draw:name="Marcador de contenido 2" presentation:style-name="pr2" draw:text-style-name="P4" draw:layer="layout" svg:width="29.209cm" svg:height="12.086cm" svg:x="2.328cm" svg:y="5.071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custom-shape draw:name="Elipse 4" draw:style-name="gr1" draw:text-style-name="P6" draw:layer="layout" svg:width="2.116cm" svg:height="2.222cm" svg:x="20.891cm" svg:y="5.133cm">
          <text:p text:style-name="P5"><text:span text:style-name="T3">AF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2" draw:text-style-name="P7" draw:layer="layout" svg:width="2.116cm" svg:height="2.222cm" svg:x="15.966cm" svg:y="14.737cm">
          <text:p text:style-name="P5"><text:span text:style-name="T3">C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2" draw:text-style-name="P7" draw:layer="layout" svg:width="2.116cm" svg:height="2.222cm" svg:x="1.418cm" svg:y="10.05cm">
          <text:p text:style-name="P5"><text:span text:style-name="T3">Ini</text:span></text:p>
          <text:p text:style-name="P5"><text:span text:style-name="T3">ci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2" draw:text-style-name="P7" draw:layer="layout" svg:width="2.116cm" svg:height="2.222cm" svg:x="11.138cm" svg:y="14.724cm">
          <text:p text:style-name="P5"><text:span text:style-name="T3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2" draw:text-style-name="P7" draw:layer="layout" svg:width="2.116cm" svg:height="2.222cm" svg:x="6.277cm" svg:y="10.05cm">
          <text:p text:style-name="P5"><text:span text:style-name="T3">E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2" draw:text-style-name="P7" draw:layer="layout" svg:width="2.116cm" svg:height="2.222cm" svg:x="16.022cm" svg:y="10.05cm">
          <text:p text:style-name="P5"><text:span text:style-name="T3">P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" draw:style-name="gr2" draw:text-style-name="P7" draw:layer="layout" svg:width="2.116cm" svg:height="2.222cm" svg:x="20.891cm" svg:y="10.12cm">
          <text:p text:style-name="P5"><text:span text:style-name="T3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2" draw:text-style-name="P7" draw:layer="layout" svg:width="2.116cm" svg:height="2.222cm" svg:x="25.761cm" svg:y="10.12cm">
          <text:p text:style-name="P5"><text:span text:style-name="T3">C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2" draw:text-style-name="P7" draw:layer="layout" svg:width="2.116cm" svg:height="2.222cm" svg:x="30.63cm" svg:y="10.12cm">
          <text:p text:style-name="P5"><text:span text:style-name="T3">Fin 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14" draw:style-name="gr3" draw:text-style-name="P9" draw:layer="layout" svg:width="13.122cm" svg:height="4.904cm" svg:x="2.348cm" svg:y="0.641cm">
          <text:p text:style-name="P8"><text:span text:style-name="T4">Clave</text:span><text:span text:style-name="T4"><text:tab/></text:span><text:span text:style-name="T4">Estatus</text:span></text:p>
          <text:p text:style-name="P8"><text:span text:style-name="T5"><text:tab/></text:span><text:span text:style-name="T5">Inicio</text:span></text:p>
          <text:p text:style-name="P8"><text:span text:style-name="T5">EB</text:span><text:span text:style-name="T5"><text:tab/></text:span><text:span text:style-name="T5">En Borrador</text:span></text:p>
          <text:p text:style-name="P8"><text:span text:style-name="T5">E</text:span><text:span text:style-name="T5"><text:tab/></text:span><text:span text:style-name="T5">Enviada (NA)</text:span></text:p>
          <text:p text:style-name="P8"><text:span text:style-name="T5">R</text:span><text:span text:style-name="T5"><text:tab/></text:span><text:span text:style-name="T5">Rechazada</text:span></text:p>
          <text:p text:style-name="P8"><text:span text:style-name="T5">PA</text:span><text:span text:style-name="T5"><text:tab/></text:span><text:span text:style-name="T5">Pendiente de Autorización</text:span></text:p>
          <text:p text:style-name="P8"><text:span text:style-name="T5">A</text:span><text:span text:style-name="T5"><text:tab/></text:span><text:span text:style-name="T5">Autorizada</text:span></text:p>
          <text:p text:style-name="P8"><text:span text:style-name="T5">AFT</text:span><text:span text:style-name="T5"><text:tab/></text:span><text:span text:style-name="T5">Autorizada Fuera de Tiempo (NA)</text:span></text:p>
          <text:p text:style-name="P8"><text:span text:style-name="T5">C</text:span><text:span text:style-name="T5"><text:tab/></text:span><text:span text:style-name="T5">Cancelada</text:span></text:p>
          <text:p text:style-name="P8"><text:span text:style-name="T5">CE</text:span><text:span text:style-name="T5"><text:tab/></text:span><text:span text:style-name="T5">Cerrada</text:span></text:p>
          <text:p text:style-name="P8"><text:span text:style-name="T5"><text:tab/></text:span><text:span text:style-name="T5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6" draw:style-name="gr4" draw:text-style-name="P10" draw:layer="layout" svg:width="2.741cm" svg:height="0.001cm" svg:x="3.535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8" draw:style-name="gr5" draw:text-style-name="P10" draw:layer="layout" svg:width="7.628cm" svg:height="0.001cm" svg:x="8.394cm" svg:y="11.1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0" draw:style-name="gr6" draw:text-style-name="P10" draw:layer="layout" svg:width="2.769cm" svg:height="0.001cm" svg:x="13.253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" draw:style-name="gr4" draw:text-style-name="P10" draw:layer="layout" svg:width="2.751cm" svg:height="0.069cm" svg:x="18.139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6" draw:style-name="gr4" draw:text-style-name="P10" draw:layer="layout" svg:width="2.751cm" svg:height="0.001cm" svg:x="23.008cm" svg:y="11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1" draw:style-name="gr4" draw:text-style-name="P10" draw:layer="layout" svg:width="2.751cm" svg:height="0.001cm" svg:x="27.877cm" svg:y="11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3" draw:style-name="gr7" draw:text-style-name="P10" draw:layer="layout" svg:width="3.387cm" svg:height="3.101cm" svg:x="12.943cm" svg:y="11.9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49" draw:style-name="gr8" draw:text-style-name="P10" draw:layer="layout" svg:width="3.371cm" svg:height="3.345cm" svg:x="17.829cm" svg:y="7.0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51" draw:style-name="gr9" draw:text-style-name="P10" draw:layer="layout" svg:width="3.371cm" svg:height="3.415cm" svg:x="22.698cm" svg:y="7.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53" draw:style-name="gr10" draw:text-style-name="P10" draw:layer="layout" svg:width="0.001cm" svg:height="2.764cm" svg:x="21.95cm" svg:y="7.3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5" draw:style-name="gr4" draw:text-style-name="P10" draw:layer="layout" svg:width="2.71cm" svg:height="0.011cm" svg:x="13.255cm" svg:y="15.8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272" draw:style-name="gr11" draw:text-style-name="P9" draw:layer="layout" svg:width="2.265cm" svg:height="2.222cm" svg:x="14.815cm" svg:y="8.939cm">
          <text:p text:style-name="P5"/>
          <draw:enhanced-geometry draw:mirror-horizontal="false" draw:mirror-vertical="false" draw:text-areas="?f36 ?f42 ?f24 ?f30" svg:viewBox="0 0 0 0" draw:type="ooxml-arc" draw:modifiers="5144983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5" draw:style-name="gr10" draw:text-style-name="P10" draw:layer="layout" svg:width="4.176cm" svg:height="2.719cm" svg:x="17.772cm" svg:y="12.3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: curvado 17" draw:style-name="gr4" draw:text-style-name="P10" draw:layer="layout" svg:width="7.948cm" svg:height="0.854cm" svg:x="13.253cm" svg:y="11.162cm">
          <text:p/>
          <draw:enhanced-geometry draw:mirror-horizontal="false" draw:mirror-vertical="false" draw:text-areas="0 0 ?f10 ?f11" svg:viewBox="0 0 0 0" draw:type="ooxml-curvedConnector4" draw:modifiers="33072 27786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adroTexto 48" draw:style-name="gr3" draw:text-style-name="P9" draw:layer="layout" svg:width="13.122cm" svg:height="2.789cm" svg:x="2.325cm" svg:y="5.842cm">
          <text:p text:style-name="P8"><text:span text:style-name="T4">Clave</text:span><text:span text:style-name="T5"><text:tab/></text:span><text:span text:style-name="T4">Actores</text:span></text:p>
          <text:p text:style-name="P8"><text:span text:style-name="T5">SOL</text:span><text:span text:style-name="T5"><text:tab/></text:span><text:span text:style-name="T5">Solicitante</text:span></text:p>
          <text:p text:style-name="P8"><text:span text:style-name="T5">AUT</text:span><text:span text:style-name="T5"><text:tab/></text:span><text:span text:style-name="T5">Autorizador</text:span></text:p>
          <text:p text:style-name="P8"><text:span text:style-name="T5">CN</text:span><text:span text:style-name="T5"><text:tab/></text:span><text:span text:style-name="T5">Coordinador de Nómina</text:span></text:p>
          <text:p text:style-name="P8"><text:span text:style-name="T5">PROCA</text:span><text:span text:style-name="T5"><text:tab/></text:span><text:span text:style-name="T5">Proceso automático de autorización</text:span></text:p>
          <text:p text:style-name="P8"><text:span text:style-name="T5">PROCC</text:span><text:span text:style-name="T5"><text:tab/></text:span><text:span text:style-name="T5">Proceso automático de ci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curvado 45" draw:style-name="gr10" draw:text-style-name="P10" draw:layer="layout" svg:width="7.38cm" svg:height="4.925cm" draw:transform="rotate (-1.5707963267949) translate (21.95cm 7.35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ector recto de flecha 55" draw:style-name="gr4" draw:text-style-name="P10" draw:layer="layout" svg:width="0.056cm" svg:height="2.463cm" svg:x="17.024cm" svg:y="12.2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ipse 10" draw:style-name="gr12" draw:text-style-name="P6" draw:layer="layout" svg:width="2.116cm" svg:height="2.222cm" svg:x="11.084cm" svg:y="8cm">
          <text:p text:style-name="P5"><text:span text:style-name="T3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MX" style:font-style-asian="normal" style:font-weight-asian="normal" style:font-name-complex="Ari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MX" style:font-style-asian="normal" style:font-weight-asian="normal" style:font-name-complex="Ari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ítulo_20_y_20_objetos" style:display-name="Título y objetos" style:page-layout-name="PM1" draw:style-name="Mdp1">
      <draw:frame draw:name="Títu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contenid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Editar los estilos de texto del patrón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19-07-23">23/07/19</text:date></text:span></text:p>
        </draw:text-box>
      </draw:frame>
      <draw:frame draw:name="Marcador de pie de pá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Jesus De los Santos</meta:initial-creator>
    <meta:editing-cycles>24</meta:editing-cycles>
    <meta:creation-date>2019-02-06T14:40:48</meta:creation-date>
    <dc:date>2019-07-23T17:03:14.299000000</dc:date>
    <meta:editing-duration>PT19H43M24S</meta:editing-duration>
    <meta:generator>Neat_Office/6.1.3.2$Windows_x86 LibreOffice_project/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